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automatic-styles>
    <style:style style:family="table-column" style:name="8528e0a3496364bfe8e9d79bbcb5f3bf" style:display-name="8528e0a3496364bfe8e9d79bbcb5f3bf">
      <style:table-column-properties fo:break-before="auto" style:column-width="799.5"/>
    </style:style>
    <style:style style:family="table-column" style:name="4802452562af5ecb61e824a1d17b4909" style:display-name="4802452562af5ecb61e824a1d17b4909">
      <style:table-column-properties fo:break-before="auto" style:column-width="184.5"/>
    </style:style>
    <style:style style:family="table-column" style:name="7fd3ace2b80c0676db20d03c1494acb1" style:display-name="7fd3ace2b80c0676db20d03c1494acb1">
      <style:table-column-properties fo:break-before="auto" style:column-width="276.75"/>
    </style:style>
    <style:style style:family="table-column" style:name="fa8801e48e4019eca4b2ee00bb73dec3" style:display-name="fa8801e48e4019eca4b2ee00bb73dec3">
      <style:table-column-properties fo:break-before="auto" style:column-width="184.5"/>
    </style:style>
    <style:style style:family="table-row" style:name="52628e8423d1d6a2d2887b999d25ff61" style:display-name="52628e8423d1d6a2d2887b999d25ff61">
      <style:table-row-properties fo:break-before="auto" style:row-height="430.5"/>
    </style:style>
    <style:style style:family="table-row" style:name="ea1af313adf63ee15ecce5cfc7efddc2" style:display-name="ea1af313adf63ee15ecce5cfc7efddc2">
      <style:table-row-properties fo:break-before="auto" style:row-height="430.5"/>
    </style:style>
    <style:style style:family="table-row" style:name="9e0ca7d554973f7399308f0fb2dbf3df" style:display-name="9e0ca7d554973f7399308f0fb2dbf3df">
      <style:table-row-properties fo:break-before="auto" style:row-height="430.5"/>
    </style:style>
    <style:style style:family="table-row" style:name="a05e94dc131c6eeb914b2110df8d3138" style:display-name="a05e94dc131c6eeb914b2110df8d3138">
      <style:table-row-properties fo:break-before="auto" style:row-height="453.5625"/>
    </style:style>
    <style:style style:family="table-row" style:name="a62c576807cb46ffec03fa5809a600b4" style:display-name="a62c576807cb46ffec03fa5809a600b4">
      <style:table-row-properties fo:break-before="auto" style:row-height="453.5625"/>
    </style:style>
    <style:style style:family="table-row" style:name="67361feb365cf128df282516987cdf70" style:display-name="67361feb365cf128df282516987cdf70">
      <style:table-row-properties fo:break-before="auto" style:row-height="484.3125"/>
    </style:style>
    <style:style style:family="table-row" style:name="9dc27560feeda22dcbfb4f98788f72a0" style:display-name="9dc27560feeda22dcbfb4f98788f72a0">
      <style:table-row-properties fo:break-before="auto" style:row-height="330.5625"/>
    </style:style>
    <style:style style:family="table-row" style:name="2930db7b53b3ad01cb069efb1e1199bd" style:display-name="2930db7b53b3ad01cb069efb1e1199bd">
      <style:table-row-properties fo:break-before="auto" style:row-height="492.0"/>
    </style:style>
    <style:style style:family="table-row" style:name="6db9b38965171f11888d0510394d364b" style:display-name="6db9b38965171f11888d0510394d364b">
      <style:table-row-properties fo:break-before="auto" style:row-height="453.5625"/>
    </style:style>
    <style:style style:family="table-row" style:name="1a61130eb825511f2c9be7003dc11312" style:display-name="1a61130eb825511f2c9be7003dc11312">
      <style:table-row-properties fo:break-before="auto" style:row-height="453.5625"/>
    </style:style>
    <style:style style:family="table-row" style:name="9083b9beb2cde143b40482084d243680" style:display-name="9083b9beb2cde143b40482084d243680">
      <style:table-row-properties fo:break-before="auto" style:row-height="484.3125"/>
    </style:style>
    <style:style style:family="table-row" style:name="5c1041a857b480a69551ca93ff04dc68" style:display-name="5c1041a857b480a69551ca93ff04dc68">
      <style:table-row-properties fo:break-before="auto" style:row-height="484.3125"/>
    </style:style>
    <style:style style:family="table-row" style:name="40b207f77ea18416f776cdd1ab143689" style:display-name="40b207f77ea18416f776cdd1ab143689">
      <style:table-row-properties fo:break-before="auto" style:row-height="330.5625"/>
    </style:style>
    <style:style style:family="table-row" style:name="02fcf44d433649bdd111f16864a717aa" style:display-name="02fcf44d433649bdd111f16864a717aa">
      <style:table-row-properties fo:break-before="auto" style:row-height="453.5625"/>
    </style:style>
    <style:style style:family="table-row" style:name="d90ee8a951508a870bbf665f8cb7e71f" style:display-name="d90ee8a951508a870bbf665f8cb7e71f">
      <style:table-row-properties fo:break-before="auto" style:row-height="330.5625"/>
    </style:style>
    <style:style style:family="table-row" style:name="b7a0a3fa98675f54e2d7aee82ce52e8f" style:display-name="b7a0a3fa98675f54e2d7aee82ce52e8f">
      <style:table-row-properties fo:break-before="auto" style:row-height="453.5625"/>
    </style:style>
    <style:style style:family="table-row" style:name="55c23ad9b69736dc1a7c90243d41a978" style:display-name="55c23ad9b69736dc1a7c90243d41a978">
      <style:table-row-properties fo:break-before="auto" style:row-height="330.5625"/>
    </style:style>
    <style:style style:family="table-row" style:name="6e4c6686a437c26e1b6f0847003c48eb" style:display-name="6e4c6686a437c26e1b6f0847003c48eb">
      <style:table-row-properties fo:break-before="auto" style:row-height="453.5625"/>
    </style:style>
    <style:style style:family="table-row" style:name="ad93c0ea2c7f07fc9c98f5f6f52e4782" style:display-name="ad93c0ea2c7f07fc9c98f5f6f52e4782">
      <style:table-row-properties fo:break-before="auto" style:row-height="484.3125"/>
    </style:style>
    <style:style style:family="table-row" style:name="12c3f3e9388d46c88fa388f67efebdef" style:display-name="12c3f3e9388d46c88fa388f67efebdef">
      <style:table-row-properties fo:break-before="auto" style:row-height="484.3125"/>
    </style:style>
    <style:style style:family="table-row" style:name="0e6b8e173a7375f3eeeb49c4ad14cdff" style:display-name="0e6b8e173a7375f3eeeb49c4ad14cdff">
      <style:table-row-properties fo:break-before="auto" style:row-height="330.5625"/>
    </style:style>
    <style:style style:family="table-row" style:name="e3c5d6cc2f09ab2bea789d48d3a30e44" style:display-name="e3c5d6cc2f09ab2bea789d48d3a30e44">
      <style:table-row-properties fo:break-before="auto" style:row-height="453.5625"/>
    </style:style>
    <style:style style:family="table-row" style:name="198c10c040fb5f0dad4d1c3cf94a9d18" style:display-name="198c10c040fb5f0dad4d1c3cf94a9d18">
      <style:table-row-properties fo:break-before="auto" style:row-height="330.5625"/>
    </style:style>
    <style:style style:family="table-row" style:name="45c4422c293c61667541c1c3fb81832d" style:display-name="45c4422c293c61667541c1c3fb81832d">
      <style:table-row-properties fo:break-before="auto" style:row-height="453.5625"/>
    </style:style>
    <style:style style:family="table-row" style:name="fc74fcf1e39f743a75efd120653e6e10" style:display-name="fc74fcf1e39f743a75efd120653e6e10">
      <style:table-row-properties fo:break-before="auto" style:row-height="330.5625"/>
    </style:style>
    <style:style style:family="table-row" style:name="cd2ee9ce971ac1fd5ac7d8f9b47f092f" style:display-name="cd2ee9ce971ac1fd5ac7d8f9b47f092f">
      <style:table-row-properties fo:break-before="auto" style:row-height="453.5625"/>
    </style:style>
    <style:style style:family="table-row" style:name="ae5c93b37053ebca530028496c779482" style:display-name="ae5c93b37053ebca530028496c779482">
      <style:table-row-properties fo:break-before="auto" style:row-height="330.5625"/>
    </style:style>
    <style:style style:family="table-row" style:name="6e178ab55ea5f75eaf3dd89a34942e34" style:display-name="6e178ab55ea5f75eaf3dd89a34942e34">
      <style:table-row-properties fo:break-before="auto" style:row-height="484.3125"/>
    </style:style>
    <style:style style:family="table-row" style:name="9c2cd97f5ffa9c732443967dca7caaa0" style:display-name="9c2cd97f5ffa9c732443967dca7caaa0">
      <style:table-row-properties fo:break-before="auto" style:row-height="330.5625"/>
    </style:style>
    <style:style style:family="table-row" style:name="5b8576f3b16a7af66c87e19f09ff4d48" style:display-name="5b8576f3b16a7af66c87e19f09ff4d48">
      <style:table-row-properties fo:break-before="auto" style:row-height="453.5625"/>
    </style:style>
    <style:style style:family="table-row" style:name="3bf8ec2a75854a7e74300822c6a6afb8" style:display-name="3bf8ec2a75854a7e74300822c6a6afb8">
      <style:table-row-properties fo:break-before="auto" style:row-height="453.5625"/>
    </style:style>
    <style:style style:family="table-row" style:name="91115189d1864a66796f89df3631bb57" style:display-name="91115189d1864a66796f89df3631bb57">
      <style:table-row-properties fo:break-before="auto" style:row-height="453.5625"/>
    </style:style>
    <style:style style:family="table-row" style:name="ba8fe47e0b5d13717d637bdb3f2c74d9" style:display-name="ba8fe47e0b5d13717d637bdb3f2c74d9">
      <style:table-row-properties fo:break-before="auto" style:row-height="453.5625"/>
    </style:style>
    <style:style style:family="table-row" style:name="eddb68c6d683d2b0ddbd2436e6aeba37" style:display-name="eddb68c6d683d2b0ddbd2436e6aeba37">
      <style:table-row-properties fo:break-before="auto" style:row-height="453.5625"/>
    </style:style>
    <style:style style:family="table-row" style:name="877228f65dba5b43944c4667fb9a800b" style:display-name="877228f65dba5b43944c4667fb9a800b">
      <style:table-row-properties fo:break-before="auto" style:row-height="453.5625"/>
    </style:style>
    <style:style style:family="table-row" style:name="0908a4a19e03716b30c7e48301073c19" style:display-name="0908a4a19e03716b30c7e48301073c19">
      <style:table-row-properties fo:break-before="auto" style:row-height="453.5625"/>
    </style:style>
    <style:style style:family="table-row" style:name="e86efdcdaaacf2695490f710044cc32c" style:display-name="e86efdcdaaacf2695490f710044cc32c">
      <style:table-row-properties fo:break-before="auto" style:row-height="453.5625"/>
    </style:style>
    <style:style style:family="table-row" style:name="26162dcbfd3ff255d31b01dd1352029d" style:display-name="26162dcbfd3ff255d31b01dd1352029d">
      <style:table-row-properties fo:break-before="auto" style:row-height="453.5625"/>
    </style:style>
    <style:style style:family="table-row" style:name="b086ce1135e91cbdc222853d109ae8c0" style:display-name="b086ce1135e91cbdc222853d109ae8c0">
      <style:table-row-properties fo:break-before="auto" style:row-height="453.5625"/>
    </style:style>
    <style:style style:family="table-row" style:name="3207aeb9fd434177c91230aaff25001d" style:display-name="3207aeb9fd434177c91230aaff25001d">
      <style:table-row-properties fo:break-before="auto" style:row-height="453.5625"/>
    </style:style>
    <style:style style:family="table-row" style:name="ead2cfa943d2208fd25bdaabd2a3fd82" style:display-name="ead2cfa943d2208fd25bdaabd2a3fd82">
      <style:table-row-properties fo:break-before="auto" style:row-height="330.5625"/>
    </style:style>
    <style:style style:family="table-row" style:name="edb17fc5288ec30c6f5e02a26ee4929a" style:display-name="edb17fc5288ec30c6f5e02a26ee4929a">
      <style:table-row-properties fo:break-before="auto" style:row-height="453.5625"/>
    </style:style>
    <style:style style:family="table-row" style:name="ef24e3fcb6645944bb2c3e8ea2f344cd" style:display-name="ef24e3fcb6645944bb2c3e8ea2f344cd">
      <style:table-row-properties fo:break-before="auto" style:row-height="484.3125"/>
    </style:style>
    <style:style style:family="table-row" style:name="ac11b75378b6b6984d954503a24cb055" style:display-name="ac11b75378b6b6984d954503a24cb055">
      <style:table-row-properties fo:break-before="auto" style:row-height="453.5625"/>
    </style:style>
    <style:style style:family="table-row" style:name="dba8b36c44ad1ac96e43d6bc513f9ae6" style:display-name="dba8b36c44ad1ac96e43d6bc513f9ae6">
      <style:table-row-properties fo:break-before="auto" style:row-height="484.3125"/>
    </style:style>
    <style:style style:family="table-row" style:name="97eeb24b898f568709c17d66d6a71e98" style:display-name="97eeb24b898f568709c17d66d6a71e98">
      <style:table-row-properties fo:break-before="auto" style:row-height="330.5625"/>
    </style:style>
    <style:style style:family="table-row" style:name="aeb16918c176bac07ecbe9e5b23500a3" style:display-name="aeb16918c176bac07ecbe9e5b23500a3">
      <style:table-row-properties fo:break-before="auto" style:row-height="453.5625"/>
    </style:style>
    <style:style style:family="table-row" style:name="bceee4d3fb3b9e98c5927f9247791a0d" style:display-name="bceee4d3fb3b9e98c5927f9247791a0d">
      <style:table-row-properties fo:break-before="auto" style:row-height="484.3125"/>
    </style:style>
    <style:style style:family="table-row" style:name="62535b9719609a6781bb4c80b703697e" style:display-name="62535b9719609a6781bb4c80b703697e">
      <style:table-row-properties fo:break-before="auto" style:row-height="484.3125"/>
    </style:style>
    <style:style style:family="table-row" style:name="0cc2b813e180401f55ee11b294138032" style:display-name="0cc2b813e180401f55ee11b294138032">
      <style:table-row-properties fo:break-before="auto" style:row-height="484.3125"/>
    </style:style>
    <style:style style:family="table-row" style:name="c1a7cd36c93d3896db11e95d495f28b7" style:display-name="c1a7cd36c93d3896db11e95d495f28b7">
      <style:table-row-properties fo:break-before="auto" style:row-height="330.5625"/>
    </style:style>
    <style:style style:family="table-row" style:name="59f3d2d760a614250a76b37677d6b30d" style:display-name="59f3d2d760a614250a76b37677d6b30d">
      <style:table-row-properties fo:break-before="auto" style:row-height="453.5625"/>
    </style:style>
    <style:style style:family="table-row" style:name="b5b43ff6842b3a6ba8bbbd110792041e" style:display-name="b5b43ff6842b3a6ba8bbbd110792041e">
      <style:table-row-properties fo:break-before="auto" style:row-height="492.0"/>
    </style:style>
    <style:style style:family="table-row" style:name="8587eebdfd4ba2680f67d747fa7871d3" style:display-name="8587eebdfd4ba2680f67d747fa7871d3">
      <style:table-row-properties fo:break-before="auto" style:row-height="492.0"/>
    </style:style>
    <style:style style:family="table-row" style:name="0ef1c72d975416bd311288ef0b4201db" style:display-name="0ef1c72d975416bd311288ef0b4201db">
      <style:table-row-properties fo:break-before="auto" style:row-height="1137.75"/>
    </style:style>
    <style:style style:family="table-row" style:name="eee88f2e9937fd1324c310813521f29d" style:display-name="eee88f2e9937fd1324c310813521f29d">
      <style:table-row-properties fo:break-before="auto" style:row-height="2736.75"/>
    </style:style>
    <style:style style:family="table-row" style:name="6866ac8cfdbd37ab3bbda985c4a25863" style:display-name="6866ac8cfdbd37ab3bbda985c4a25863">
      <style:table-row-properties fo:break-before="auto" style:row-height="1076.25"/>
    </style:style>
    <style:style style:family="table-row" style:name="9cf9e6cc2290210ea1a740e021a77504" style:display-name="9cf9e6cc2290210ea1a740e021a77504">
      <style:table-row-properties fo:break-before="auto" style:row-height="430.5"/>
    </style:style>
    <style:style style:family="table-row" style:name="4d1e5acadd0b6aab17d1398816e25414" style:display-name="4d1e5acadd0b6aab17d1398816e25414">
      <style:table-row-properties fo:break-before="auto" style:row-height="430.5"/>
    </style:style>
    <style:style style:family="table-row" style:name="d3a7e5a25ff11998b4c7eff2f9d400a1" style:display-name="d3a7e5a25ff11998b4c7eff2f9d400a1">
      <style:table-row-properties fo:break-before="auto" style:row-height="430.5"/>
    </style:style>
    <style:style style:family="table-row" style:name="4bfdc2a9d8c263e6f0bf695cf880ab27" style:display-name="4bfdc2a9d8c263e6f0bf695cf880ab27">
      <style:table-row-properties fo:break-before="auto" style:row-height="430.5"/>
    </style:style>
    <style:style style:family="table-row" style:name="f5f3137abc83c5465322796f00b725ba" style:display-name="f5f3137abc83c5465322796f00b725ba">
      <style:table-row-properties fo:break-before="auto" style:row-height="430.5"/>
    </style:style>
    <style:style style:family="table-row" style:name="83a051a58fc286465e1084a041c0a3fb" style:display-name="83a051a58fc286465e1084a041c0a3fb">
      <style:table-row-properties fo:break-before="auto" style:row-height="184.5"/>
    </style:style>
    <style:style style:family="table-row" style:name="a182b665935c31abd3415655bb12eadb" style:display-name="a182b665935c31abd3415655bb12eadb">
      <style:table-row-properties fo:break-before="auto" style:row-height="430.5"/>
    </style:style>
    <style:style style:family="table-row" style:name="baef4d89526e7970bb6c6fec4d8ac1e9" style:display-name="baef4d89526e7970bb6c6fec4d8ac1e9">
      <style:table-row-properties fo:break-before="auto" style:row-height="215.25"/>
    </style:style>
    <style:style style:family="table-row" style:name="25ebbd2e7ae6421bc714bf48fa9f6e55" style:display-name="25ebbd2e7ae6421bc714bf48fa9f6e55">
      <style:table-row-properties fo:break-before="auto" style:row-height="430.5"/>
    </style:style>
    <style:style style:family="table-row" style:name="a0b636421cd64cbf9b38e434acca2ff6" style:display-name="a0b636421cd64cbf9b38e434acca2ff6">
      <style:table-row-properties fo:break-before="auto" style:row-height="215.25"/>
    </style:style>
    <style:style style:family="table-row" style:name="58fa1e7829df351e3d29d7d66ef449ab" style:display-name="58fa1e7829df351e3d29d7d66ef449ab">
      <style:table-row-properties fo:break-before="auto" style:row-height="1068.5625"/>
    </style:style>
    <style:style style:family="table-row" style:name="2221e59173e64cf06f751cc67c81ad53" style:display-name="2221e59173e64cf06f751cc67c81ad53">
      <style:table-row-properties fo:break-before="auto" style:row-height="430.5"/>
    </style:style>
  </office:automatic-styles>
  <office:body>
    <office:spreadsheet>
      <table:table table:name="стр1">
        <table:table-column table:style-name="8528e0a3496364bfe8e9d79bbcb5f3bf" table:number-columns-repeated="None"/>
        <table:table-column table:style-name="4802452562af5ecb61e824a1d17b4909" table:number-columns-repeated="159"/>
        <table:table-column table:style-name="7fd3ace2b80c0676db20d03c1494acb1" table:number-columns-repeated="None"/>
        <table:table-column table:style-name="fa8801e48e4019eca4b2ee00bb73dec3" table:number-columns-repeated="95"/>
        <table:table-row table:style-name="52628e8423d1d6a2d2887b999d25ff61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5" table:number-columns-spanned="1" office:value="None" office:value-type="string">
            <text:p><text:span text:style-name="s35">Унифицированная форма № ОС-1</text:span></text:p>
          </table:table-cell>
        </table:table-row>
        <table:table-row table:style-name="ea1af313adf63ee15ecce5cfc7efddc2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6" table:number-columns-spanned="1" office:value="None" office:value-type="string">
            <text:p><text:span text:style-name="s36">Утверждена постановлением Госкомстата России</text:span></text:p>
          </table:table-cell>
        </table:table-row>
        <table:table-row table:style-name="9e0ca7d554973f7399308f0fb2dbf3df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6" table:number-columns-spanned="1" office:value="None" office:value-type="string">
            <text:p><text:span text:style-name="s36">от 21.01.2003 № 7</text:span></text:p>
          </table:table-cell>
        </table:table-row>
        <table:table-row table:style-name="a05e94dc131c6eeb914b2110df8d3138" table:number-rows-repeated="None">
          <table:table-cell table:number-rows-spanned="1" table:style-name="Default" table:number-columns-spanned="1" office:value="None" office:value-type="string">
            <text:p>УТВЕРЖДАЮ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УТВЕРЖДАЮ</text:p>
          </table:table-cell>
        </table:table-row>
        <table:table-row table:style-name="a62c576807cb46ffec03fa5809a600b4" table:number-rows-repeated="None">
          <table:table-cell table:number-rows-spanned="1" table:style-name="Default" table:number-columns-spanned="1" office:value="None" office:value-type="string">
            <text:p>Руководитель организации-сдатчика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Руководитель организации-получателя</text:p>
          </table:table-cell>
        </table:table-row>
        <table:table-row table:style-name="67361feb365cf128df282516987cdf70" table:number-rows-repeated="None">
          <table:table-cell table:number-rows-spanned="1" table:style-name="s177" table:number-columns-spanned="2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59" table:number-columns-spanned="23" office:value="None" office:value-type="string">
            <text:p><text:span text:style-name="s159">        Генеральный директор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1" office:value="None" office:value-type="string">
            <text:p><text:span text:style-name="s177">Нежевец Г.Г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9dc27560feeda22dcbfb4f98788f72a0" table:number-rows-repeated="None">
          <table:table-cell table:number-rows-spanned="1" table:style-name="s178" table:number-columns-spanned="23" office:value="None" office:value-type="string">
            <text:p><text:span text:style-name="s178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15" office:value="None" office:value-type="string">
            <text:p><text:span text:style-name="s178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21" office:value="None" office:value-type="string">
            <text:p><text:span text:style-name="s178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23" office:value="None" office:value-type="string">
            <text:p><text:span text:style-name="s178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15" office:value="None" office:value-type="string">
            <text:p><text:span text:style-name="s178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21" office:value="None" office:value-type="string">
            <text:p><text:span text:style-name="s178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2930db7b53b3ad01cb069efb1e1199bd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1" office:value="None" office:value-type="string">
            <text:p><text:span text:style-name="s28">"</text:span></text:p>
          </table:table-cell>
          <table:table-cell table:number-rows-spanned="1" table:style-name="s179" table:number-columns-spanned="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office:value-type="string"/>
          <table:table-cell table:number-rows-spanned="1" table:style-name="s177" table:number-columns-spanned="1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4" office:value="20" office:value-type="float">
            <text:p><text:span text:style-name="s28">20</text:span></text:p>
          </table:table-cell>
          <table:table-cell office:value-type="string"/>
          <table:table-cell office:value-type="string"/>
          <table:table-cell office:value-type="string"/>
          <table:table-cell table:number-rows-spanned="1" table:style-name="s179" table:number-columns-spanned="3" office:value="None"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 г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1" office:value="None" office:value-type="string"/>
          <table:table-cell table:number-rows-spanned="1" table:style-name="s49" table:number-columns-spanned="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91" table:number-columns-spanned="4" office:value="None" office:value-type="string"/>
          <table:table-cell office:value-type="string"/>
          <table:table-cell office:value-type="string"/>
          <table:table-cell office:value-type="string"/>
          <table:table-cell table:number-rows-spanned="1" table:style-name="s49" table:number-columns-spanned="3" office:value="None" office:value-type="string"/>
          <table:table-cell office:value-type="string"/>
          <table:table-cell office:value-type="string"/>
          <table:table-cell table:number-rows-spanned="1" table:style-name="s32" table:number-columns-spanned="1" office:value="None" office:value-type="string"/>
        </table:table-row>
        <table:table-row table:style-name="6db9b38965171f11888d0510394d364b" table:number-rows-repeated="None">
          <table:table-cell table:number-rows-spanned="1" table:style-name="Default" table:number-columns-spanned="1" office:value="None" office:value-type="string">
            <text:p>М.П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М.П.</text:p>
          </table:table-cell>
        </table:table-row>
        <table:table-row table:style-name="1a61130eb825511f2c9be7003dc11312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6968" table:number-columns-spanned="16" office:value="None" office:value-type="string">
            <text:p><text:span text:style-name="m21776968">Код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9083b9beb2cde143b40482084d243680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Форма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по ОКУД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6978" table:number-columns-spanned="16" office:value="None" office:value-type="string">
            <text:p><text:span text:style-name="m21776978">0306001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5c1041a857b480a69551ca93ff04dc68" table:number-rows-repeated="None">
          <table:table-cell table:number-rows-spanned="1" table:style-name="Default" table:number-columns-spanned="1" office:value="None" office:value-type="string">
            <text:p>Организация-получатель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08" office:value="None" office:value-type="string">
            <text:p><text:span text:style-name="s177">Закрытое акционерное общество Тоннельный отряд № 22 ИНН 2423008540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по ОКПО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6988" table:number-columns-spanned="16" office:value="None" office:value-type="string">
            <text:p><text:span text:style-name="m21776988">  52287407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40b207f77ea18416f776cdd1ab143689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office:value-type="string"/>
          <table:table-cell table:number-rows-spanned="1" table:style-name="s38" table:number-columns-spanned="1" office:value="None" office:value-type="string"/>
          <table:table-cell table:number-rows-spanned="1" table:style-name="s39" table:number-columns-spanned="1" office:value="None" office:value-type="string">
            <text:p><text:span text:style-name="s39">(наименование)</text:span></text:p>
          </table:table-cell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  <table:table-cell table:number-rows-spanned="1" table:style-name="s38" table:number-columns-spanned="1" office:value="None" office:value-type="string"/>
        </table:table-row>
        <table:table-row table:style-name="02fcf44d433649bdd111f16864a717aa" table:number-rows-repeated="None">
          <table:table-cell table:number-rows-spanned="1" table:style-name="s181" table:number-columns-spanned="132" office:value="None" office:value-type="string">
            <text:p><text:span text:style-name="s181">ул.Партизанская 38 т.2-26-79,факс 2-46-90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d90ee8a951508a870bbf665f8cb7e71f" table:number-rows-repeated="None">
          <table:table-cell table:number-rows-spanned="1" table:style-name="s178" table:number-columns-spanned="132" office:value="None" office:value-type="string">
            <text:p><text:span text:style-name="s178">(адрес, телефон, факс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b7a0a3fa98675f54e2d7aee82ce52e8f" table:number-rows-repeated="None">
          <table:table-cell table:number-rows-spanned="1" table:style-name="s181" table:number-columns-spanned="132" office:value="None" office:value-type="string">
            <text:p><text:span text:style-name="s181">Восточно-Сибирский банк СБ РФ г.Краснояр БИК 040407627 р/сч. 40702810831400100112 корр.сч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55c23ad9b69736dc1a7c90243d41a978" table:number-rows-repeated="None">
          <table:table-cell table:number-rows-spanned="1" table:style-name="s178" table:number-columns-spanned="132" office:value="None" office:value-type="string">
            <text:p><text:span text:style-name="s178">(банковские реквизиты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6e4c6686a437c26e1b6f0847003c48eb" table:number-rows-repeated="None">
          <table:table-cell table:number-rows-spanned="1" table:style-name="s181" table:number-columns-spanned="13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25" table:number-columns-spanned="1" office:value="None" office:value-type="string"/>
          <table:table-cell table:number-rows-spanned="1" table:style-name="s30" table:number-columns-spanned="1" office:value="None" office:value-type="string"/>
          <table:table-cell table:number-rows-spanned="1" table:style-name="m21777384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ad93c0ea2c7f07fc9c98f5f6f52e4782" table:number-rows-repeated="None">
          <table:table-cell table:number-rows-spanned="1" table:style-name="s186" table:number-columns-spanned="132" office:value="None" office:value-type="string">
            <text:p><text:span text:style-name="s186">(наименование структурного подразделения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3" table:number-columns-spanned="1" office:value="None" office:value-type="string">
            <text:p><text:span text:style-name="s23">по ОКПО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7394" table:number-columns-spanned="16" office:value="None" office:value-type="string">
            <text:p><text:span text:style-name="m21777394"/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12c3f3e9388d46c88fa388f67efebdef" table:number-rows-repeated="None">
          <table:table-cell table:number-rows-spanned="1" table:style-name="Default" table:number-columns-spanned="1" office:value="None" office:value-type="string">
            <text:p>Организация-сдатчик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1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0e6b8e173a7375f3eeeb49c4ad14cdff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9" table:number-columns-spanned="1" office:value="None" office:value-type="string">
            <text:p><text:span text:style-name="s39">(наименование)</text:span></text:p>
          </table:table-cell>
        </table:table-row>
        <table:table-row table:style-name="e3c5d6cc2f09ab2bea789d48d3a30e44" table:number-rows-repeated="None">
          <table:table-cell table:number-rows-spanned="1" table:style-name="s181" table:number-columns-spanned="13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198c10c040fb5f0dad4d1c3cf94a9d18" table:number-rows-repeated="None">
          <table:table-cell table:number-rows-spanned="1" table:style-name="s178" table:number-columns-spanned="132" office:value="None" office:value-type="string">
            <text:p><text:span text:style-name="s178">(адрес, телефон, факс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45c4422c293c61667541c1c3fb81832d" table:number-rows-repeated="None">
          <table:table-cell table:number-rows-spanned="1" table:style-name="s181" table:number-columns-spanned="13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fc74fcf1e39f743a75efd120653e6e10" table:number-rows-repeated="None">
          <table:table-cell table:number-rows-spanned="1" table:style-name="s178" table:number-columns-spanned="132" office:value="None" office:value-type="string">
            <text:p><text:span text:style-name="s178">(банковские реквизиты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cd2ee9ce971ac1fd5ac7d8f9b47f092f" table:number-rows-repeated="None">
          <table:table-cell table:number-rows-spanned="1" table:style-name="s181" table:number-columns-spanned="13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7688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ae5c93b37053ebca530028496c779482" table:number-rows-repeated="None">
          <table:table-cell table:number-rows-spanned="1" table:style-name="m21777566" table:number-columns-spanned="132" office:value="None" office:value-type="string">
            <text:p><text:span text:style-name="m21777566">(наименование структурного подразделения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77708" table:number-columns-spanned="13" office:value="None" office:value-type="string">
            <text:p><text:span text:style-name="m21777708">номер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77698" table:number-columns-spanned="16" office:value="None" office:value-type="string">
            <text:p><text:span text:style-name="m21777698">03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6e178ab55ea5f75eaf3dd89a34942e34" table:number-rows-repeated="None">
          <table:table-cell table:number-rows-spanned="1" table:style-name="Default" table:number-columns-spanned="1" office:value="None" office:value-type="string">
            <text:p>Основание для составления акта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7718" table:number-columns-spanned="10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9c2cd97f5ffa9c732443967dca7caaa0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office:value-type="string"/>
          <table:table-cell office:value-type="string"/>
          <table:table-cell table:number-rows-spanned="1" table:style-name="s40" table:number-columns-spanned="1" office:value="None" office:value-type="string">
            <text:p><text:span text:style-name="s40">(приказ, распоряжение, договор (с указанием его вида, основных обязательств))</text:span></text:p>
          </table:table-cell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1" table:style-name="s27" table:number-columns-spanned="1" office:value="None" office:value-type="string"/>
          <table:table-cell table:number-rows-spanned="2" table:style-name="m21769250" table:number-columns-spanned="13" office:value="None" office:value-type="string">
            <text:p><text:span text:style-name="m21769250">дата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69068" table:number-columns-spanned="16" office:value="None" office:value-type="string">
            <text:p><text:span text:style-name="m21769068">04.01.2003г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5b8576f3b16a7af66c87e19f09ff4d48" table:number-rows-repeated="None">
          <table:table-cell table:number-rows-spanned="1" table:style-name="m21769078" table:number-columns-spanned="13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3bf8ec2a75854a7e74300822c6a6afb8" table:number-rows-repeated="None">
          <table:table-cell table:number-rows-spanned="1" table:style-name="m21769240" table:number-columns-spanned="9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69230" table:number-columns-spanned="14" office:value="None" office:value-type="string">
            <text:p><text:span text:style-name="m21769230">Дат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098" table:number-columns-spanned="39" office:value="None" office:value-type="string">
            <text:p><text:span text:style-name="m21769098">принятия к бухгалтерскому учету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088" table:number-columns-spanned="16" office:value="None" office:value-type="string">
            <text:p><text:span text:style-name="m21769088">28/02/2003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91115189d1864a66796f89df3631bb57" table:number-rows-repeated="None">
          <table:table-cell table:number-rows-spanned="1" table:style-name="m21769260" table:number-columns-spanned="9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220" table:number-columns-spanned="39" office:value="None" office:value-type="string">
            <text:p><text:span text:style-name="m21769220">списания с бухгалтерского учета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7840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ba8fe47e0b5d13717d637bdb3f2c74d9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5" table:number-columns-spanned="1" office:value="None" office:value-type="string">
            <text:p><text:span text:style-name="s45">Счет, субсчет, код аналитического учета</text:span></text:p>
          </table:table-cell>
          <table:table-cell table:number-rows-spanned="1" table:style-name="s44" table:number-columns-spanned="1" office:value="None" office:value-type="string"/>
          <table:table-cell table:number-rows-spanned="1" table:style-name="m21777850" table:number-columns-spanned="16" office:value="None" office:value-type="string">
            <text:p><text:span text:style-name="m21777850"> 1-06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eddb68c6d683d2b0ddbd2436e6aeba37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s185" table:number-columns-spanned="11" office:value="None" office:value-type="string">
            <text:p><text:span text:style-name="s185">АКТ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6896" table:number-columns-spanned="19" office:value="None" office:value-type="string">
            <text:p><text:span text:style-name="m21776896">Номер документ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6886" table:number-columns-spanned="19" office:value="None" office:value-type="string">
            <text:p><text:span text:style-name="m21776886">Дата составлени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4" table:number-columns-spanned="1" office:value="None" office:value-type="string"/>
          <table:table-cell table:number-rows-spanned="1" table:style-name="s45" table:number-columns-spanned="1" office:value="None" office:value-type="string">
            <text:p><text:span text:style-name="s45">по ОКОФ</text:span></text:p>
          </table:table-cell>
          <table:table-cell table:number-rows-spanned="1" table:style-name="s44" table:number-columns-spanned="1" office:value="None" office:value-type="string"/>
          <table:table-cell table:number-rows-spanned="1" table:style-name="m21777860" table:number-columns-spanned="16" office:value="None" office:value-type="string">
            <text:p><text:span text:style-name="m21777860"/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877228f65dba5b43944c4667fb9a800b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372" table:number-columns-spanned="19" office:value="None" office:value-type="string">
            <text:p><text:span text:style-name="m21769372">    5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382" table:number-columns-spanned="19" office:value="None" office:value-type="string">
            <text:p><text:span text:style-name="m21769382">28/02/2003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3" table:style-name="m21769402" table:number-columns-spanned="10" office:value="None" office:value-type="string">
            <text:p><text:span text:style-name="m21769402">Номер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432" table:number-columns-spanned="29" office:value="None" office:value-type="string">
            <text:p><text:span text:style-name="m21769432">амортизационной группы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392" table:number-columns-spanned="16" office:value="None" office:value-type="string">
            <text:p><text:span text:style-name="m21769392"/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0908a4a19e03716b30c7e48301073c19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3" table:style-name="s52" table:number-columns-spanned="61" office:value="None" office:value-type="string">
            <text:p><text:span text:style-name="s52">о приеме-передаче объекта основных средств(кроме зданий, сооружений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442" table:number-columns-spanned="29" office:value="None" office:value-type="string">
            <text:p><text:span text:style-name="m21769442">инвентарный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412" table:number-columns-spanned="16" office:value="None" office:value-type="string">
            <text:p><text:span text:style-name="m21769412">         684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e86efdcdaaacf2695490f710044cc32c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452" table:number-columns-spanned="29" office:value="None" office:value-type="string">
            <text:p><text:span text:style-name="m21769452">заводской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69422" table:number-columns-spanned="16" office:value="None" office:value-type="string">
            <text:p><text:span text:style-name="m21769422"/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26162dcbfd3ff255d31b01dd1352029d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table:number-rows-spanned="1" table:style-name="s52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6" table:number-columns-spanned="1" office:value="None" office:value-type="string"/>
          <table:table-cell table:number-rows-spanned="1" table:style-name="m21778042" table:number-columns-spanned="18" office:value="None" office:value-type="string">
            <text:p><text:span text:style-name="m21778042">Государственная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7992" table:number-columns-spanned="10" office:value="None" office:value-type="string">
            <text:p><text:span text:style-name="m21777992">номер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7870" table:number-columns-spanned="16" office:value="None" office:value-type="string">
            <text:p><text:span text:style-name="m21777870"/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b086ce1135e91cbdc222853d109ae8c0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7" table:number-columns-spanned="1" office:value="None" office:value-type="string"/>
          <table:table-cell table:number-rows-spanned="1" table:style-name="m21778174" table:number-columns-spanned="18" office:value="None" office:value-type="string">
            <text:p><text:span text:style-name="m21778174">регистрация прав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78144" table:number-columns-spanned="10" office:value="None" office:value-type="string">
            <text:p><text:span text:style-name="m21778144">дата 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78082" table:number-columns-spanned="16" office:value="None" office:value-type="string">
            <text:p><text:span text:style-name="m21778082"/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3207aeb9fd434177c91230aaff25001d" table:number-rows-repeated="None">
          <table:table-cell table:number-rows-spanned="1" table:style-name="Default" table:number-columns-spanned="1" office:value="None" office:value-type="string">
            <text:p>Объект основных средств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m21778204" table:number-columns-spanned="91" office:value="None" office:value-type="string">
            <text:p><text:span text:style-name="m21778204">КРОВАТЬ ДЕРЕВЯННА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8" table:number-columns-spanned="1" office:value="None" office:value-type="string"/>
          <table:table-cell table:number-rows-spanned="1" table:style-name="m21778184" table:number-columns-spanned="18" office:value="None" office:value-type="string">
            <text:p><text:span text:style-name="m21778184">на недвижимость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ead2cfa943d2208fd25bdaabd2a3fd82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53" table:number-columns-spanned="1" office:value="None" office:value-type="string"/>
          <table:table-cell table:number-rows-spanned="1" table:style-name="s178" table:number-columns-spanned="91" office:value="None" office:value-type="string">
            <text:p><text:span text:style-name="s178">(наименование, назначение, модель, марка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edb17fc5288ec30c6f5e02a26ee4929a" table:number-rows-repeated="None">
          <table:table-cell table:number-rows-spanned="1" table:style-name="s181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ef24e3fcb6645944bb2c3e8ea2f344cd" table:number-rows-repeated="None">
          <table:table-cell table:number-rows-spanned="1" table:style-name="Default" table:number-columns-spanned="1" office:value="None" office:value-type="string">
            <text:p>Место нахождения объекта в момент приема-передачи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83" table:number-columns-spanned="10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ac11b75378b6b6984d954503a24cb055" table:number-rows-repeated="None">
          <table:table-cell table:number-rows-spanned="1" table:style-name="s181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dba8b36c44ad1ac96e43d6bc513f9ae6" table:number-rows-repeated="None">
          <table:table-cell table:number-rows-spanned="1" table:style-name="Default" table:number-columns-spanned="1" office:value="None" office:value-type="string">
            <text:p>Организация-изготовитель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83" table:number-columns-spanned="13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97eeb24b898f568709c17d66d6a71e98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8" table:number-columns-spanned="135" office:value="None" office:value-type="string">
            <text:p><text:span text:style-name="s178">(наименование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aeb16918c176bac07ecbe9e5b23500a3" table:number-rows-repeated="None">
          <table:table-cell table:number-rows-spanned="1" table:style-name="s181" table:number-columns-spanned="14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bceee4d3fb3b9e98c5927f9247791a0d" table:number-rows-repeated="None">
          <table:table-cell table:number-rows-spanned="1" table:style-name="Default" table:number-columns-spanned="1" office:value="None" office:value-type="string">
            <text:p>Справочно: 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1. Участники долевой собственности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346" table:number-columns-spanned="7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78336" table:number-columns-spanned="21" office:value="None" office:value-type="string">
            <text:p><text:span text:style-name="m21778336">Доля в праве общей собственности, %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154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62535b9719609a6781bb4c80b703697e" table:number-rows-repeated="None"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s55" table:number-columns-spanned="1" office:value="None" office:value-type="string"/>
          <table:table-cell table:number-rows-spanned="1" table:style-name="m21778072" table:number-columns-spanned="87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326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0cc2b813e180401f55ee11b294138032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2. Иностранная валюта *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83" table:number-columns-spanned="2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83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88" table:number-columns-spanned="2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83" table:number-columns-spanned="2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c1a7cd36c93d3896db11e95d495f28b7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8" table:number-columns-spanned="28" office:value="None" office:value-type="string">
            <text:p><text:span text:style-name="s178">(наименование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16" office:value="None" office:value-type="string">
            <text:p><text:span text:style-name="s178">(курс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20" office:value="None" office:value-type="string">
            <text:p><text:span text:style-name="s178">(на дату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37" table:number-columns-spanned="1" office:value="None" office:value-type="string"/>
          <table:table-cell table:number-rows-spanned="1" table:style-name="s178" table:number-columns-spanned="24" office:value="None" office:value-type="string">
            <text:p><text:span text:style-name="s178">(сумма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59f3d2d760a614250a76b37677d6b30d" table:number-rows-repeated="None">
          <table:table-cell table:number-rows-spanned="1" table:style-name="s43" table:number-columns-spanned="1" office:value="None" office:value-type="string">
            <text:p><text:span text:style-name="s43">* Заполняется в случае, когда стоимость объекта основных средств при приобретении была выражена в иностранной валюте.</text:span></text:p>
          </table:table-cell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  <table:table-cell table:number-rows-spanned="1" table:style-name="s31" table:number-columns-spanned="1" office:value="None" office:value-type="string"/>
        </table:table-row>
        <table:table-row table:style-name="b5b43ff6842b3a6ba8bbbd110792041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1" table:number-columns-spanned="1" office:value="None" office:value-type="string">
            <text:p><text:span text:style-name="s41">2-я страница формы № ОС-1</text:span></text:p>
          </table:table-cell>
        </table:table-row>
        <table:table-row table:style-name="8587eebdfd4ba2680f67d747fa7871d3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1" table:number-columns-spanned="1" office:value="None" office:value-type="string"/>
        </table:table-row>
        <table:table-row table:style-name="None" table:number-rows-repeated="None">
          <table:table-cell table:number-rows-spanned="1" table:style-name="s24" table:number-columns-spanned="1" office:value="None" office:value-type="string">
            <text:p><text:span text:style-name="s24">1. Сведения о состоянии объекта основных средств на дату передачи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4" table:number-columns-spanned="1" office:value="None" office:value-type="string">
            <text:p><text:span text:style-name="s24">2. Сведения об объекте основных средств на дату </text:span></text:p>
          </table:table-cell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4" table:number-columns-spanned="1" office:value="None" office:value-type="string">
            <text:p><text:span text:style-name="s24">принятия к бухгалтерскому учету</text:span></text:p>
          </table:table-cell>
        </table:table-row>
        <table:table-row table:style-name="0ef1c72d975416bd311288ef0b4201db" table:number-rows-repeated="None">
          <table:table-cell table:number-rows-spanned="1" table:style-name="s272" table:number-columns-spanned="36" office:value="None" office:value-type="string">
            <text:p><text:span text:style-name="s272">Дат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79754" table:number-columns-spanned="14" office:value="None" office:value-type="string">
            <text:p><text:span text:style-name="m21779754">Фактический срок эксплуатации (лет, месяцев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89380" table:number-columns-spanned="16" office:value="None" office:value-type="string">
            <text:p><text:span text:style-name="m21789380">Срок полезного использовани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89472" table:number-columns-spanned="14" office:value="None" office:value-type="string">
            <text:p><text:span text:style-name="m21789472">Сумма начисленной амортизации (износа),руб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89482" table:number-columns-spanned="13" office:value="None" office:value-type="string">
            <text:p><text:span text:style-name="m21789482">Остаточная стоимость,руб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89624" table:number-columns-spanned="14" office:value="None" office:value-type="string">
            <text:p><text:span text:style-name="m21789624">Стоимость приобретения (договорная стоимость),руб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89634" table:number-columns-spanned="16" office:value="None" office:value-type="string">
            <text:p><text:span text:style-name="m21789634">Первоначальная стоимость на дату принятия к бухгалтерскому учету,руб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m21789644" table:number-columns-spanned="15" office:value="None" office:value-type="string">
            <text:p><text:span text:style-name="m21789644">Срокполезного использовани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654" table:number-columns-spanned="23" office:value="None" office:value-type="string">
            <text:p><text:span text:style-name="m21789654">Способ начисления амортизации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eee88f2e9937fd1324c310813521f29d" table:number-rows-repeated="None">
          <table:table-cell table:number-rows-spanned="1" table:style-name="m21789492" table:number-columns-spanned="10" office:value="None" office:value-type="string">
            <text:p><text:span text:style-name="m21789492">выпуска(год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502" table:number-columns-spanned="12" office:value="None" office:value-type="string">
            <text:p><text:span text:style-name="m21789502">ввода в эксплуа-тацию (первона-чальная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512" table:number-columns-spanned="14" office:value="None" office:value-type="string">
            <text:p><text:span text:style-name="m21789512">последнего капитального ремонт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674" table:number-columns-spanned="15" office:value="None" office:value-type="string">
            <text:p><text:span text:style-name="m21789674">наименование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664" table:number-columns-spanned="8" office:value="None" office:value-type="string">
            <text:p><text:span text:style-name="m21789664">норм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89826" table:number-columns-spanned="10" office:value="1" office:value-type="float">
            <text:p><text:span text:style-name="m21789826">1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836" table:number-columns-spanned="12" office:value="2" office:value-type="float">
            <text:p><text:span text:style-name="m21789836">2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846" table:number-columns-spanned="14" office:value="3" office:value-type="float">
            <text:p><text:span text:style-name="m21789846">3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856" table:number-columns-spanned="14" office:value="4" office:value-type="float">
            <text:p><text:span text:style-name="m21789856">4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776" table:number-columns-spanned="16" office:value="5" office:value-type="float">
            <text:p><text:span text:style-name="m21789776">5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724" table:number-columns-spanned="14" office:value="6" office:value-type="float">
            <text:p><text:span text:style-name="m21779724">6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734" table:number-columns-spanned="13" office:value="7" office:value-type="float">
            <text:p><text:span text:style-name="m21779734">7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714" table:number-columns-spanned="14" office:value="8" office:value-type="float">
            <text:p><text:span text:style-name="m21779714">8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904" table:number-columns-spanned="16" office:value="1" office:value-type="float">
            <text:p><text:span text:style-name="m21778904">1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00" table:number-columns-spanned="15" office:value="2" office:value-type="float">
            <text:p><text:span text:style-name="m21778600">2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10" table:number-columns-spanned="15" office:value="3" office:value-type="float">
            <text:p><text:span text:style-name="m21778610">3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90" table:number-columns-spanned="8" office:value="4" office:value-type="float">
            <text:p><text:span text:style-name="m21778690">4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78356" table:number-columns-spanned="10" office:value="None" office:value-type="string">
            <text:p><text:span text:style-name="m21778356">2003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366" table:number-columns-spanned="12" office:value="None" office:value-type="string">
            <text:p><text:span text:style-name="m21778366">  /  /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376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386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786" table:number-columns-spanned="16" office:value="10" office:value-type="float">
            <text:p><text:span text:style-name="m21789786">10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866" table:number-columns-spanned="14" office:value="0" office:value-type="float">
            <text:p><text:span text:style-name="m21789866">0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704" table:number-columns-spanned="13" office:value="2925" office:value-type="float">
            <text:p><text:span text:style-name="m21779704">2925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116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30" table:number-columns-spanned="16" office:value="2925" office:value-type="float">
            <text:p><text:span text:style-name="m21778630">2925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40" table:number-columns-spanned="15" office:value="10" office:value-type="float">
            <text:p><text:span text:style-name="m21778640">10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50" table:number-columns-spanned="15" office:value="None" office:value-type="string">
            <text:p><text:span text:style-name="m21778650">линейный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056" table:number-columns-spanned="8" office:value="10" office:value-type="float">
            <text:p><text:span text:style-name="m21779056">10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78296" table:number-columns-spanned="1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306" table:number-columns-spanned="1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316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762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796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772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136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390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400" table:number-columns-spanned="16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410" table:number-columns-spanned="1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106" table:number-columns-spanned="1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370" table:number-columns-spanned="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/>
        <table:table-row table:style-name="None" table:number-rows-repeated="None">
          <table:table-cell table:number-rows-spanned="1" table:style-name="s24" table:number-columns-spanned="1" office:value="None" office:value-type="string">
            <text:p><text:span text:style-name="s24">3. Краткая индивидуальная характеристика объекта основных средств</text:span></text:p>
          </table:table-cell>
        </table:table-row>
        <table:table-row table:style-name="None" table:number-rows-repeated="None">
          <table:table-cell table:number-rows-spanned="1" table:style-name="m21789816" table:number-columns-spanned="71" office:value="None" office:value-type="string">
            <text:p><text:span text:style-name="m21789816">Объект основных средств, приспособления, принадлежности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806" table:number-columns-spanned="90" office:value="None" office:value-type="string">
            <text:p><text:span text:style-name="m21789806">Содержание драгоценных материалов (металлов, камней и т.д.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6866ac8cfdbd37ab3bbda985c4a25863" table:number-rows-repeated="None">
          <table:table-cell table:number-rows-spanned="1" table:style-name="m21778934" table:number-columns-spanned="58" office:value="None" office:value-type="string">
            <text:p><text:span text:style-name="m21778934">наименование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944" table:number-columns-spanned="13" office:value="None" office:value-type="string">
            <text:p><text:span text:style-name="m21778944">количество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126" table:number-columns-spanned="30" office:value="None" office:value-type="string">
            <text:p><text:span text:style-name="m21779126">наименование драгоценных материалов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066" table:number-columns-spanned="21" office:value="None" office:value-type="string">
            <text:p><text:span text:style-name="m21779066">номенклатурныйномер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076" table:number-columns-spanned="14" office:value="None" office:value-type="string">
            <text:p><text:span text:style-name="m21779076">единица измерени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086" table:number-columns-spanned="13" office:value="None" office:value-type="string">
            <text:p><text:span text:style-name="m21779086">количество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096" table:number-columns-spanned="12" office:value="None" office:value-type="string">
            <text:p><text:span text:style-name="m21779096">масс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78954" table:number-columns-spanned="58" office:value="1" office:value-type="float">
            <text:p><text:span text:style-name="m21778954">1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964" table:number-columns-spanned="13" office:value="2" office:value-type="float">
            <text:p><text:span text:style-name="m21778964">2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208" table:number-columns-spanned="30" office:value="3" office:value-type="float">
            <text:p><text:span text:style-name="m21779208">3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522" table:number-columns-spanned="21" office:value="4" office:value-type="float">
            <text:p><text:span text:style-name="m21779522">4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532" table:number-columns-spanned="14" office:value="5" office:value-type="float">
            <text:p><text:span text:style-name="m21779532">5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542" table:number-columns-spanned="13" office:value="6" office:value-type="float">
            <text:p><text:span text:style-name="m21779542">6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512" table:number-columns-spanned="12" office:value="7" office:value-type="float">
            <text:p><text:span text:style-name="m21779512">7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78994" table:number-columns-spanned="5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842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390" table:number-columns-spanned="3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974" table:number-columns-spanned="2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360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370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238" table:number-columns-spanned="1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79248" table:number-columns-spanned="5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258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924" table:number-columns-spanned="3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70" table:number-columns-spanned="2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80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984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60" table:number-columns-spanned="1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78782" table:number-columns-spanned="5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792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802" table:number-columns-spanned="3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812" table:number-columns-spanned="2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822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914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8620" table:number-columns-spanned="1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m21779298" table:number-columns-spanned="5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400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410" table:number-columns-spanned="3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430" table:number-columns-spanned="2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440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450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79420" table:number-columns-spanned="1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</table:table-row>
        <table:table-row table:style-name="None" table:number-rows-repeated="None">
          <table:table-cell table:number-rows-spanned="1" table:style-name="s54" table:number-columns-spanned="1" office:value="None" office:value-type="string">
            <text:p><text:span text:style-name="s54">Другие характеристики</text:span></text:p>
          </table:table-cell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2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49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  <table:table-cell table:number-rows-spanned="1" table:style-name="s34" table:number-columns-spanned="1" office:value="None" office:value-type="string"/>
        </table:table-row>
        <table:table-row table:style-name="None" table:number-rows-repeated="None">
          <table:table-cell table:number-rows-spanned="1" table:style-name="s175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1" table:number-columns-spanned="1" office:value="None" office:value-type="string">
            <text:p><text:span text:style-name="s41">3-я страница формы № ОС-1</text:span></text:p>
          </table:table-cell>
        </table:table-row>
        <table:table-row/>
        <table:table-row table:style-name="None" table:number-rows-repeated="None">
          <table:table-cell table:number-rows-spanned="1" table:style-name="Default" table:number-columns-spanned="1" office:value="None" office:value-type="string">
            <text:p>Комиссия по приему-передаче </text:p>
          </table:table-cell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Результат испытания на "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49" table:number-columns-spanned="1" office:value="None" office:value-type="string"/>
          <table:table-cell table:number-rows-spanned="1" table:style-name="s179" table:number-columns-spanned="4" office:value="None"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office:value-type="string"/>
          <table:table-cell table:number-rows-spanned="1" table:style-name="s177" table:number-columns-spanned="2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4" office:value="20" office:value-type="float">
            <text:p><text:span text:style-name="s28">20</text:span></text:p>
          </table:table-cell>
          <table:table-cell office:value-type="string"/>
          <table:table-cell office:value-type="string"/>
          <table:table-cell office:value-type="string"/>
          <table:table-cell table:number-rows-spanned="1" table:style-name="s179" table:number-columns-spanned="3" office:value="None"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 г.</text:p>
          </table:table-cell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s281" table:number-columns-spanned="46" office:value="None" office:value-type="string">
            <text:p><text:span text:style-name="s281">Объект основных средств техническим условиям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4" table:number-columns-spanned="1" office:value="None" office:value-type="string"/>
          <table:table-cell table:number-rows-spanned="1" table:style-name="s177" table:number-columns-spanned="20" office:value="None" office:value-type="string">
            <text:p><text:span text:style-name="s177">соответствует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2" table:style-name="s281" table:number-columns-spanned="11" office:value="None" office:value-type="string">
            <text:p><text:span text:style-name="s281">Доработк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0" table:number-columns-spanned="17" office:value="None" office:value-type="string">
            <text:p><text:span text:style-name="s280">требуетс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4" table:number-columns-spanned="1" office:value="None" office:value-type="string"/>
          <table:table-cell table:number-rows-spanned="1" table:style-name="s282" table:number-columns-spanned="20" office:value="None" office:value-type="string">
            <text:p><text:span text:style-name="s282">не соответствует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07" table:number-columns-spanned="17" office:value="None" office:value-type="string">
            <text:p><text:span text:style-name="s207">не требуетс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7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5" table:number-columns-spanned="8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9cf9e6cc2290210ea1a740e021a77504" table:number-rows-repeated="None">
          <table:table-cell table:number-rows-spanned="1" table:style-name="s27" table:number-columns-spanned="79" office:value="None" office:value-type="string">
            <text:p><text:span text:style-name="s27">(указать, что не соответствует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80" office:value="None" office:value-type="string">
            <text:p><text:span text:style-name="s27">(указать, что требуется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7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5" table:number-columns-spanned="8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175" table:number-columns-spanned="7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5" table:number-columns-spanned="8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Default" table:number-columns-spanned="1" office:value="None" office:value-type="string">
            <text:p>Заключение комиссии: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64" table:number-columns-spanned="13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264" table:number-columns-spanned="16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Default" table:number-columns-spanned="1" office:value="None" office:value-type="string">
            <text:p>Приложение. Техническая документация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83" table:number-columns-spanned="7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Default" table:number-columns-spanned="1" office:value="None" office:value-type="string">
            <text:p>Председатель комиссии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7" office:value="None" office:value-type="string">
            <text:p><text:span text:style-name="s177">      Зам.гл.инженер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8" office:value="None" office:value-type="string">
            <text:p><text:span text:style-name="s177">     Шмельц В.В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4d1e5acadd0b6aab17d1398816e25414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7" office:value="None" office:value-type="string">
            <text:p><text:span text:style-name="s27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8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8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Default" table:number-columns-spanned="1" office:value="None" office:value-type="string">
            <text:p>Члены комиссии: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7" office:value="None" office:value-type="string">
            <text:p><text:span text:style-name="s177">         Гл.механик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8" office:value="None" office:value-type="string">
            <text:p><text:span text:style-name="s177">    Беспалов А.А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d3a7e5a25ff11998b4c7eff2f9d400a1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7" office:value="None" office:value-type="string">
            <text:p><text:span text:style-name="s27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8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8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7" office:value="None" office:value-type="string">
            <text:p><text:span text:style-name="s177">     Зам.гл.бухгалтер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8" office:value="None" office:value-type="string">
            <text:p><text:span text:style-name="s177">   Новоселова Т.В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4bfdc2a9d8c263e6f0bf695cf880ab27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7" office:value="None" office:value-type="string">
            <text:p><text:span text:style-name="s27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8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8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5" table:number-columns-spanned="27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5" table:number-columns-spanned="1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5" table:number-columns-spanned="2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24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7" office:value="None" office:value-type="string">
            <text:p><text:span text:style-name="s27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8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8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s24" table:number-columns-spanned="1" office:value="None" office:value-type="string">
            <text:p><text:span text:style-name="s24">Объект основных средств</text:span></text:p>
          </table:table-cell>
        </table:table-row>
        <table:table-row table:style-name="None" table:number-rows-repeated="None">
          <table:table-cell table:number-rows-spanned="1" table:style-name="s32" table:number-columns-spanned="1" office:value="None" office:value-type="string">
            <text:p><text:span text:style-name="s32">Сдал</text:span></text:p>
          </table:table-cell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table:number-rows-spanned="1" table:style-name="Default" table:number-columns-spanned="1" office:value="None" office:value-type="string">
            <text:p>Принял</text:p>
          </table:table-cell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2" office:value="None" office:value-type="string">
            <text:p><text:span text:style-name="s177">           Завхоз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177" table:number-columns-spanned="17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4" office:value="None" office:value-type="string">
            <text:p><text:span text:style-name="s177">     Коваль Л.Н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2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32" table:number-columns-spanned="1" office:value="None" office:value-type="string"/>
          <table:table-cell table:number-rows-spanned="1" table:style-name="s177" table:number-columns-spanned="17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f5f3137abc83c5465322796f00b725ba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2" office:value="None" office:value-type="string">
            <text:p><text:span text:style-name="s27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7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4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1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2" office:value="None" office:value-type="string">
            <text:p><text:span text:style-name="s27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7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4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83a051a58fc286465e1084a041c0a3fb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1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  <table:table-cell table:number-rows-spanned="1" table:style-name="s50" table:number-columns-spanned="1" office:value="None" office:value-type="string"/>
        </table:table-row>
        <table:table-row table:style-name="None" table:number-rows-repeated="None">
          <table:table-cell office:value-type="string"/>
          <table:table-cell table:number-rows-spanned="1" table:style-name="s28" table:number-columns-spanned="1" office:value="None" office:value-type="string">
            <text:p><text:span text:style-name="s28">"</text:span></text:p>
          </table:table-cell>
          <table:table-cell table:number-rows-spanned="1" table:style-name="s179" table:number-columns-spanned="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office:value-type="string"/>
          <table:table-cell table:number-rows-spanned="1" table:style-name="s177" table:number-columns-spanned="2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4" office:value="20" office:value-type="float">
            <text:p><text:span text:style-name="s28">20</text:span></text:p>
          </table:table-cell>
          <table:table-cell office:value-type="string"/>
          <table:table-cell office:value-type="string"/>
          <table:table-cell office:value-type="string"/>
          <table:table-cell table:number-rows-spanned="1" table:style-name="s179" table:number-columns-spanned="3" office:value="None"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 г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1" office:value="None" office:value-type="string">
            <text:p><text:span text:style-name="s28">Табельный номер</text:span></text:p>
          </table:table-cell>
          <table:table-cell office:value-type="string"/>
          <table:table-cell office:value-type="string"/>
          <table:table-cell table:number-rows-spanned="1" table:style-name="m21780656" table:number-columns-spanned="1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office:value-type="string"/>
          <table:table-cell table:number-rows-spanned="1" table:style-name="s28" table:number-columns-spanned="1" office:value="None" office:value-type="string">
            <text:p><text:span text:style-name="s28">"</text:span></text:p>
          </table:table-cell>
          <table:table-cell table:number-rows-spanned="1" table:style-name="s179" table:number-columns-spanned="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"</text:p>
          </table:table-cell>
          <table:table-cell office:value-type="string"/>
          <table:table-cell table:number-rows-spanned="1" table:style-name="s177" table:number-columns-spanned="2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4" office:value="20" office:value-type="float">
            <text:p><text:span text:style-name="s28">20</text:span></text:p>
          </table:table-cell>
          <table:table-cell office:value-type="string"/>
          <table:table-cell office:value-type="string"/>
          <table:table-cell office:value-type="string"/>
          <table:table-cell table:number-rows-spanned="1" table:style-name="s179" table:number-columns-spanned="3" office:value="None"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 г.</text:p>
          </table:table-cell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table:number-rows-spanned="1" table:style-name="Default" table:number-columns-spanned="1" office:value="None" office:value-type="string">
            <text:p>По доверенности от "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9" table:number-columns-spanned="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6" table:number-columns-spanned="1" office:value="None" office:value-type="string">
            <text:p><text:span text:style-name="s56">"</text:span></text:p>
          </table:table-cell>
          <table:table-cell table:number-rows-spanned="1" table:style-name="s56" table:number-columns-spanned="1" office:value="None" office:value-type="string"/>
          <table:table-cell table:number-rows-spanned="1" table:style-name="s179" table:number-columns-spanned="2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3" table:number-columns-spanned="4" office:value="20" office:value-type="float">
            <text:p><text:span text:style-name="s283">20</text:span></text:p>
          </table:table-cell>
          <table:table-cell office:value-type="string"/>
          <table:table-cell office:value-type="string"/>
          <table:table-cell office:value-type="string"/>
          <table:table-cell table:number-rows-spanned="1" table:style-name="s179" table:number-columns-spanned="3" office:value="None" office:value-type="string"/>
          <table:table-cell office:value-type="string"/>
          <table:table-cell office:value-type="string"/>
          <table:table-cell table:number-rows-spanned="1" table:style-name="s56" table:number-columns-spanned="1" office:value="None" office:value-type="string">
            <text:p><text:span text:style-name="s56"> г.</text:span></text:p>
          </table:table-cell>
          <table:table-cell table:number-rows-spanned="1" table:style-name="s56" table:number-columns-spanned="1" office:value="None" office:value-type="string"/>
          <table:table-cell table:number-rows-spanned="1" table:style-name="s56" table:number-columns-spanned="1" office:value="None" office:value-type="string"/>
          <table:table-cell table:number-rows-spanned="1" table:style-name="s56" table:number-columns-spanned="1" office:value="None" office:value-type="string"/>
          <table:table-cell table:number-rows-spanned="1" table:style-name="s56" table:number-columns-spanned="1" office:value="None" office:value-type="string"/>
          <table:table-cell table:number-rows-spanned="1" table:style-name="s56" table:number-columns-spanned="1" office:value="None" office:value-type="string">
            <text:p><text:span text:style-name="s56">№</text:span></text:p>
          </table:table-cell>
          <table:table-cell table:number-rows-spanned="1" table:style-name="s56" table:number-columns-spanned="1" office:value="None" office:value-type="string"/>
          <table:table-cell table:number-rows-spanned="1" table:style-name="s56" table:number-columns-spanned="1" office:value="None" office:value-type="string"/>
          <table:table-cell table:number-rows-spanned="1" table:style-name="s179" table:number-columns-spanned="14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,</text:p>
          </table:table-cell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table:number-rows-spanned="1" table:style-name="Default" table:number-columns-spanned="1" office:value="None" office:value-type="string">
            <text:p>выданной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2" table:number-columns-spanned="1" office:value="None" office:value-type="string"/>
          <table:table-cell table:number-rows-spanned="1" table:style-name="s177" table:number-columns-spanned="6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a182b665935c31abd3415655bb12eadb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1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69" office:value="None" office:value-type="string">
            <text:p><text:span text:style-name="s27">(кем, кому (фамилия, имя, отчество)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baef4d89526e7970bb6c6fec4d8ac1e9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table:number-rows-spanned="1" table:style-name="Default" table:number-columns-spanned="1" office:value="None" office:value-type="string">
            <text:p>Объект основных средств принял на ответственное хранение</text:p>
          </table:table-cell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table:number-rows-spanned="1" table:style-name="s177" table:number-columns-spanned="2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0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25ebbd2e7ae6421bc714bf48fa9f6e55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1" table:number-columns-spanned="1" office:value="None" office:value-type="string"/>
          <table:table-cell office:value-type="string"/>
          <table:table-cell table:number-rows-spanned="1" table:style-name="s27" table:number-columns-spanned="29" office:value="None" office:value-type="string">
            <text:p><text:span text:style-name="s27">(должност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0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5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a0b636421cd64cbf9b38e434acca2ff6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office:value-type="string"/>
          <table:table-cell table:number-rows-spanned="1" table:style-name="s28" table:number-columns-spanned="1" office:value="None" office:value-type="string">
            <text:p><text:span text:style-name="s28">"</text:span></text:p>
          </table:table-cell>
          <table:table-cell table:number-rows-spanned="1" table:style-name="s179" table:number-columns-spanned="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6" table:number-columns-spanned="1" office:value="None" office:value-type="string">
            <text:p><text:span text:style-name="s56">"</text:span></text:p>
          </table:table-cell>
          <table:table-cell table:number-rows-spanned="1" table:style-name="s56" table:number-columns-spanned="1" office:value="None" office:value-type="string"/>
          <table:table-cell table:number-rows-spanned="1" table:style-name="s179" table:number-columns-spanned="2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3" table:number-columns-spanned="4" office:value="20" office:value-type="float">
            <text:p><text:span text:style-name="s283">20</text:span></text:p>
          </table:table-cell>
          <table:table-cell office:value-type="string"/>
          <table:table-cell office:value-type="string"/>
          <table:table-cell office:value-type="string"/>
          <table:table-cell table:number-rows-spanned="1" table:style-name="s179" table:number-columns-spanned="3" office:value="None" office:value-type="string"/>
          <table:table-cell office:value-type="string"/>
          <table:table-cell office:value-type="string"/>
          <table:table-cell table:number-rows-spanned="1" table:style-name="Default" table:number-columns-spanned="1" office:value="None" office:value-type="string">
            <text:p> г.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8" table:number-columns-spanned="1" office:value="None" office:value-type="string">
            <text:p><text:span text:style-name="s28">Табельный номер</text:span></text:p>
          </table:table-cell>
          <table:table-cell office:value-type="string"/>
          <table:table-cell office:value-type="string"/>
          <table:table-cell table:number-rows-spanned="1" table:style-name="m21781488" table:number-columns-spanned="15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</table:table-row>
        <table:table-row table:style-name="58fa1e7829df351e3d29d7d66ef449ab" table:number-rows-repeated="None">
          <table:table-cell table:number-rows-spanned="1" table:style-name="s285" table:number-columns-spanned="79" office:value="None" office:value-type="string">
            <text:p><text:span text:style-name="s285">Отметка бухгалтерии:В инвентарной карточке (книге) учета объекта основных средств выбытие отмечено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table:number-rows-spanned="2" table:style-name="s284" table:number-columns-spanned="53" office:value="None" office:value-type="string">
            <text:p><text:span text:style-name="s284">Отметка бухгалтерии об открытии инвентарной карточки учета объекта основных средств или записи в инвентарной книге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1568" table:number-columns-spanned="13" office:value="None" office:value-type="string">
            <text:p><text:span text:style-name="m21781568">Номер документа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1558" table:number-columns-spanned="13" office:value="None" office:value-type="string">
            <text:p><text:span text:style-name="m21781558">Дата составления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1578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m21789320" table:number-columns-spanned="13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table:number-rows-spanned="1" table:style-name="Default" table:number-columns-spanned="1" office:value="None" office:value-type="string">
            <text:p>Главный бухгалтер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8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  <table:table-cell office:value-type="string"/>
          <table:table-cell table:number-rows-spanned="1" table:style-name="Default" table:number-columns-spanned="1" office:value="None" office:value-type="string">
            <text:p>Главный бухгалтер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19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177" table:number-columns-spanned="28" office:value="None" office:value-type="string">
            <text:p><text:span text:style-name="s177">        Ананич Е.В.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2221e59173e64cf06f751cc67c81ad53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9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8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51" table:number-columns-spanned="1" office:value="None"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19" office:value="None" office:value-type="string">
            <text:p><text:span text:style-name="s27">(подпись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27" table:number-columns-spanned="28" office:value="None" office:value-type="string">
            <text:p><text:span text:style-name="s27">(расшифровка подписи)</text:span></text:p>
          </table:table-cell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</table:table-row>
        <table:table-row table:style-name="None" table:number-rows-repeated="None"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office:value-type="string"/>
          <table:table-cell table:number-rows-spanned="1" table:style-name="s33" table:number-columns-spanned="1"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styles>
    <style:style style:family="table-cell" style:name="Default" style:display-name="Default">
      <style:text-properties fo:font-weight="None" fo:font-style="None" fo:font-family="Arial Cyr" fo:font-size="10"/>
      <style:paragraph-properties style:vertical-align="bottom"/>
    </style:style>
    <style:style style:family="table-cell" style:name="m21789776" style:display-name="m2178977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786" style:display-name="m2178978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796" style:display-name="m2178979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806" style:display-name="m2178980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816" style:display-name="m2178981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826" style:display-name="m2178982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836" style:display-name="m2178983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846" style:display-name="m2178984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856" style:display-name="m2178985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866" style:display-name="m2178986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624" style:display-name="m21789624">
      <style:text-properties fo:font-weight="None" fo:font-style="None" fo:font-family="Times New Roman" fo:font-size="10"/>
      <style:table-cell-properties fo:border-left="1pt solid #000000" fo:border-bottom="1pt solid #000000" fo:border-right="3pt double #000000" fo:border-top="1pt solid #000000"/>
      <style:paragraph-properties style:vertical-align="top" fo:text-align="justify"/>
    </style:style>
    <style:style style:family="table-cell" style:name="m21789634" style:display-name="m21789634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top" fo:text-align="justify"/>
    </style:style>
    <style:style style:family="table-cell" style:name="m21789644" style:display-name="m21789644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top" fo:text-align="justify"/>
    </style:style>
    <style:style style:family="table-cell" style:name="m21789654" style:display-name="m2178965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664" style:display-name="m2178966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center"/>
    </style:style>
    <style:style style:family="table-cell" style:name="m21789674" style:display-name="m2178967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472" style:display-name="m2178947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482" style:display-name="m2178948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492" style:display-name="m2178949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502" style:display-name="m2178950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512" style:display-name="m2178951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320" style:display-name="m2178932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370" style:display-name="m2178937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9380" style:display-name="m2178938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9390" style:display-name="m21789390">
      <style:text-properties fo:font-weight="None" fo:font-style="None" fo:font-family="Times New Roman" fo:font-size="10"/>
      <style:table-cell-properties fo:border-left="1pt solid #000000" fo:border-bottom="1pt solid #000000" fo:border-right="3pt double #000000" fo:border-top="1pt solid #000000"/>
      <style:paragraph-properties style:vertical-align="bottom" fo:text-align="center"/>
    </style:style>
    <style:style style:family="table-cell" style:name="m21789400" style:display-name="m21789400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89410" style:display-name="m21789410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81488" style:display-name="m2178148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1558" style:display-name="m2178155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1568" style:display-name="m2178156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81578" style:display-name="m2178157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80656" style:display-name="m2178065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704" style:display-name="m2177970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714" style:display-name="m21779714">
      <style:text-properties fo:font-weight="None" fo:font-style="None" fo:font-family="Times New Roman" fo:font-size="10"/>
      <style:table-cell-properties fo:border-left="1pt solid #000000" fo:border-bottom="1pt solid #000000" fo:border-right="3pt double #000000" fo:border-top="1pt solid #000000"/>
      <style:paragraph-properties style:vertical-align="bottom" fo:text-align="center"/>
    </style:style>
    <style:style style:family="table-cell" style:name="m21779724" style:display-name="m2177972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734" style:display-name="m2177973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754" style:display-name="m2177975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9512" style:display-name="m21779512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justify"/>
    </style:style>
    <style:style style:family="table-cell" style:name="m21779522" style:display-name="m21779522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justify"/>
    </style:style>
    <style:style style:family="table-cell" style:name="m21779532" style:display-name="m21779532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justify"/>
    </style:style>
    <style:style style:family="table-cell" style:name="m21779542" style:display-name="m21779542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justify"/>
    </style:style>
    <style:style style:family="table-cell" style:name="m21779360" style:display-name="m2177936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9370" style:display-name="m2177937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9390" style:display-name="m2177939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9400" style:display-name="m2177940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410" style:display-name="m2177941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9420" style:display-name="m2177942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9430" style:display-name="m2177943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9440" style:display-name="m2177944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9450" style:display-name="m2177945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9208" style:display-name="m2177920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238" style:display-name="m21779238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9248" style:display-name="m2177924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9258" style:display-name="m2177925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298" style:display-name="m2177929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9056" style:display-name="m2177905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9066" style:display-name="m21779066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9076" style:display-name="m21779076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9086" style:display-name="m21779086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9096" style:display-name="m21779096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9106" style:display-name="m2177910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9116" style:display-name="m21779116">
      <style:text-properties fo:font-weight="None" fo:font-style="None" fo:font-family="Times New Roman" fo:font-size="10"/>
      <style:table-cell-properties fo:border-left="1pt solid #000000" fo:border-bottom="1pt solid #000000" fo:border-right="3pt double #000000" fo:border-top="1pt solid #000000"/>
      <style:paragraph-properties style:vertical-align="bottom" fo:text-align="center"/>
    </style:style>
    <style:style style:family="table-cell" style:name="m21779126" style:display-name="m21779126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9136" style:display-name="m2177913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904" style:display-name="m21778904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78914" style:display-name="m21778914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924" style:display-name="m2177892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8934" style:display-name="m21778934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8944" style:display-name="m21778944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top" fo:text-align="justify"/>
    </style:style>
    <style:style style:family="table-cell" style:name="m21778954" style:display-name="m2177895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964" style:display-name="m2177896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974" style:display-name="m21778974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984" style:display-name="m21778984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994" style:display-name="m2177899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8762" style:display-name="m2177876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772" style:display-name="m2177877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782" style:display-name="m2177878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8792" style:display-name="m2177879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802" style:display-name="m2177880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8812" style:display-name="m21778812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822" style:display-name="m21778822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842" style:display-name="m2177884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600" style:display-name="m21778600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78610" style:display-name="m2177861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620" style:display-name="m2177862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630" style:display-name="m21778630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78640" style:display-name="m21778640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78650" style:display-name="m2177865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8660" style:display-name="m2177866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670" style:display-name="m2177867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680" style:display-name="m21778680">
      <style:text-properties fo:font-weight="None" fo:font-style="None" fo:font-family="Times New Roman" fo:font-size="9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8690" style:display-name="m2177869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296" style:display-name="m2177829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06" style:display-name="m2177830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16" style:display-name="m2177831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26" style:display-name="m21778326">
      <style:text-properties fo:font-weight="None" fo:font-style="None" fo:font-family="Times New Roman" fo:font-size="6.5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36" style:display-name="m21778336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bottom" fo:text-align="justify"/>
    </style:style>
    <style:style style:family="table-cell" style:name="m21778346" style:display-name="m21778346">
      <style:text-properties fo:font-weight="None" fo:font-style="None" fo:font-family="Times New Roman" fo:font-size="10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56" style:display-name="m2177835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66" style:display-name="m2177836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76" style:display-name="m2177837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386" style:display-name="m2177838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144" style:display-name="m21778144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middle" fo:text-align="end"/>
    </style:style>
    <style:style style:family="table-cell" style:name="m21778154" style:display-name="m2177815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8174" style:display-name="m21778174">
      <style:text-properties fo:font-weight="None" fo:font-style="None" fo:font-family="Times New Roman" fo:font-size="9.5"/>
      <style:table-cell-properties fo:border-right="1pt solid #000000"/>
      <style:paragraph-properties style:vertical-align="bottom" fo:text-align="justify"/>
    </style:style>
    <style:style style:family="table-cell" style:name="m21778184" style:display-name="m21778184">
      <style:text-properties fo:font-weight="None" fo:font-style="None" fo:font-family="Times New Roman" fo:font-size="9.5"/>
      <style:table-cell-properties fo:border-bottom="1pt solid #000000" fo:border-right="1pt solid #000000"/>
      <style:paragraph-properties style:vertical-align="bottom" fo:text-align="justify"/>
    </style:style>
    <style:style style:family="table-cell" style:name="m21778204" style:display-name="m21778204">
      <style:text-properties fo:font-weight="None" fo:font-style="None" fo:font-family="Times New Roman" fo:font-size="10"/>
      <style:table-cell-properties fo:border-bottom="1pt solid #000000" fo:border-right="1pt solid #000000"/>
      <style:paragraph-properties style:vertical-align="bottom" fo:text-align="center"/>
    </style:style>
    <style:style style:family="table-cell" style:name="m21777992" style:display-name="m21777992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78042" style:display-name="m21778042">
      <style:text-properties fo:font-weight="None" fo:font-style="None" fo:font-family="Times New Roman" fo:font-size="9.5"/>
      <style:table-cell-properties fo:border-right="1pt solid #000000" fo:border-top="1pt solid #000000"/>
      <style:paragraph-properties style:vertical-align="bottom" fo:text-align="justify"/>
    </style:style>
    <style:style style:family="table-cell" style:name="m21778072" style:display-name="m21778072">
      <style:text-properties fo:font-weight="None" fo:font-style="None" fo:font-family="Times New Roman" fo:font-size="9.5"/>
      <style:table-cell-properties fo:border-bottom="1pt solid #000000" fo:border-right="1pt solid #000000"/>
      <style:paragraph-properties style:vertical-align="bottom" fo:text-align="center"/>
    </style:style>
    <style:style style:family="table-cell" style:name="m21778082" style:display-name="m2177808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77840" style:display-name="m2177784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7850" style:display-name="m2177785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7860" style:display-name="m2177786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7870" style:display-name="m2177787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372" style:display-name="m21769372">
      <style:text-properties fo:font-weight="bold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382" style:display-name="m21769382">
      <style:text-properties fo:font-weight="bold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392" style:display-name="m2176939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402" style:display-name="m2176940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middle" fo:text-align="center"/>
    </style:style>
    <style:style style:family="table-cell" style:name="m21769412" style:display-name="m2176941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422" style:display-name="m21769422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432" style:display-name="m21769432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69442" style:display-name="m21769442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69452" style:display-name="m21769452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69220" style:display-name="m21769220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69230" style:display-name="m2176923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240" style:display-name="m21769240">
      <style:text-properties fo:font-weight="None" fo:font-style="None" fo:font-family="Times New Roman" fo:font-size="9.5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69250" style:display-name="m21769250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69260" style:display-name="m21769260">
      <style:text-properties fo:font-weight="None" fo:font-style="None" fo:font-family="Times New Roman" fo:font-size="9.5"/>
      <style:table-cell-properties fo:border-bottom="1pt solid #000000" fo:border-right="1pt solid #000000" fo:border-top="1pt solid #000000"/>
      <style:paragraph-properties style:vertical-align="bottom" fo:text-align="center"/>
    </style:style>
    <style:style style:family="table-cell" style:name="m21769068" style:display-name="m2176906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078" style:display-name="m21769078">
      <style:text-properties fo:font-weight="None" fo:font-style="None" fo:font-family="Times New Roman" fo:font-size="10"/>
      <style:table-cell-properties fo:border-bottom="1pt solid #000000" fo:border-right="1pt solid #000000"/>
      <style:paragraph-properties style:vertical-align="bottom" fo:text-align="center"/>
    </style:style>
    <style:style style:family="table-cell" style:name="m21769088" style:display-name="m2176908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69098" style:display-name="m21769098">
      <style:text-properties fo:font-weight="None" fo:font-style="None" fo:font-family="Times New Roman" fo:font-size="9.5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77688" style:display-name="m2177768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7698" style:display-name="m2177769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7708" style:display-name="m2177770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end"/>
    </style:style>
    <style:style style:family="table-cell" style:name="m21777718" style:display-name="m21777718">
      <style:text-properties fo:font-weight="None" fo:font-style="None" fo:font-family="Times New Roman" fo:font-size="10"/>
      <style:table-cell-properties fo:border-bottom="1pt solid #000000" fo:border-right="1pt solid #000000"/>
      <style:paragraph-properties style:vertical-align="bottom" fo:text-align="center"/>
    </style:style>
    <style:style style:family="table-cell" style:name="m21777566" style:display-name="m21777566">
      <style:text-properties fo:font-weight="None" fo:font-style="None" fo:font-family="Times New Roman" fo:font-size="6"/>
      <style:table-cell-properties fo:border-right="1pt solid #000000" fo:border-top="1pt solid #000000"/>
      <style:paragraph-properties style:vertical-align="middle" fo:text-align="center"/>
    </style:style>
    <style:style style:family="table-cell" style:name="m21777384" style:display-name="m2177738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7394" style:display-name="m21777394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6968" style:display-name="m2177696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6978" style:display-name="m2177697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6988" style:display-name="m21776988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6886" style:display-name="m2177688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m21776896" style:display-name="m21776896">
      <style:text-properties fo:font-weight="None" fo:font-style="None" fo:font-family="Times New Roman" fo:font-size="10"/>
      <style:table-cell-properties fo:border-left="1pt solid #000000" fo:border-bottom="1pt solid #000000" fo:border-right="1pt solid #000000" fo:border-top="1pt solid #000000"/>
      <style:paragraph-properties style:vertical-align="bottom" fo:text-align="center"/>
    </style:style>
    <style:style style:family="table-cell" style:name="s23" style:display-name="s23">
      <style:text-properties fo:font-weight="None" fo:font-style="None" fo:font-family="Times New Roman" fo:font-size="10"/>
    </style:style>
    <style:style style:family="table-cell" style:name="s24" style:display-name="s24">
      <style:text-properties fo:font-weight="bold" fo:font-style="None" fo:font-family="Times New Roman" fo:font-size="10"/>
    </style:style>
    <style:style style:family="table-cell" style:name="s25" style:display-name="s25">
      <style:text-properties fo:font-weight="None" fo:font-style="None" fo:font-family="Times New Roman" fo:font-size="10"/>
      <style:table-cell-properties fo:border-bottom="1pt solid #000000"/>
    </style:style>
    <style:style style:family="table-cell" style:name="s26" style:display-name="s26">
      <style:text-properties fo:font-weight="None" fo:font-style="None" fo:font-family="Times New Roman" fo:font-size="6.5"/>
    </style:style>
    <style:style style:family="table-cell" style:name="s27" style:display-name="s27">
      <style:text-properties fo:font-weight="None" fo:font-style="None" fo:font-family="Times New Roman" fo:font-size="6.5"/>
      <style:table-cell-properties fo:border-top="1pt solid #000000"/>
      <style:paragraph-properties style:vertical-align="bottom" fo:text-align="center"/>
    </style:style>
    <style:style style:family="table-cell" style:name="s28" style:display-name="s28">
      <style:text-properties fo:font-weight="None" fo:font-style="None" fo:font-family="Times New Roman" fo:font-size="10"/>
      <style:paragraph-properties style:vertical-align="bottom" fo:text-align="end"/>
    </style:style>
    <style:style style:family="table-cell" style:name="s29" style:display-name="s29">
      <style:text-properties fo:font-weight="None" fo:font-style="None" fo:font-family="Times New Roman" fo:font-size="6"/>
    </style:style>
    <style:style style:family="table-cell" style:name="s30" style:display-name="s30">
      <style:text-properties fo:font-weight="None" fo:font-style="None" fo:font-family="Times New Roman" fo:font-size="10"/>
      <style:table-cell-properties fo:border-bottom="1pt solid #000000" fo:border-right="1pt solid #000000"/>
    </style:style>
    <style:style style:family="table-cell" style:name="s31" style:display-name="s31">
      <style:text-properties fo:font-weight="None" fo:font-style="None" fo:font-family="Times New Roman" fo:font-size="10"/>
      <style:table-cell-properties fo:border-top="1pt solid #000000"/>
    </style:style>
    <style:style style:family="table-cell" style:name="s32" style:display-name="s32">
      <style:text-properties fo:font-weight="None" fo:font-style="None" fo:font-family="Times New Roman" fo:font-size="10"/>
    </style:style>
    <style:style style:family="table-cell" style:name="s33" style:display-name="s33">
      <style:text-properties fo:font-weight="None" fo:font-style="None" fo:font-family="Times New Roman" fo:font-size="10"/>
      <style:table-cell-properties fo:border-right="1pt solid #000000"/>
    </style:style>
    <style:style style:family="table-cell" style:name="s34" style:display-name="s34">
      <style:text-properties fo:font-weight="None" fo:font-style="None" fo:font-family="Times New Roman" fo:font-size="10"/>
      <style:paragraph-properties style:vertical-align="bottom" fo:text-align="center"/>
    </style:style>
    <style:style style:family="table-cell" style:name="s35" style:display-name="s35">
      <style:text-properties fo:font-weight="bold" fo:font-style="None" fo:font-family="Times New Roman" fo:font-size="9"/>
    </style:style>
    <style:style style:family="table-cell" style:name="s36" style:display-name="s36">
      <style:text-properties fo:font-weight="None" fo:font-style="None" fo:font-family="Times New Roman" fo:font-size="9"/>
    </style:style>
    <style:style style:family="table-cell" style:name="s37" style:display-name="s37">
      <style:text-properties fo:font-weight="None" fo:font-style="None" fo:font-family="Times New Roman" fo:font-size="6"/>
      <style:paragraph-properties style:vertical-align="middle"/>
    </style:style>
    <style:style style:family="table-cell" style:name="s38" style:display-name="s38">
      <style:text-properties fo:font-weight="None" fo:font-style="None" fo:font-family="Times New Roman" fo:font-size="6"/>
      <style:table-cell-properties fo:border-top="1pt solid #000000"/>
      <style:paragraph-properties style:vertical-align="bottom" fo:text-align="center"/>
    </style:style>
    <style:style style:family="table-cell" style:name="s39" style:display-name="s39">
      <style:text-properties fo:font-weight="None" fo:font-style="None" fo:font-family="Times New Roman" fo:font-size="6"/>
      <style:table-cell-properties fo:border-top="1pt solid #000000"/>
      <style:paragraph-properties style:vertical-align="middle" fo:text-align="start"/>
    </style:style>
    <style:style style:family="table-cell" style:name="s40" style:display-name="s40">
      <style:text-properties fo:font-weight="None" fo:font-style="None" fo:font-family="Times New Roman" fo:font-size="6"/>
      <style:table-cell-properties fo:border-top="1pt solid #000000"/>
      <style:paragraph-properties style:vertical-align="middle"/>
    </style:style>
    <style:style style:family="table-cell" style:name="s41" style:display-name="s41">
      <style:text-properties fo:font-weight="None" fo:font-style="None" fo:font-family="Times New Roman" fo:font-size="9"/>
      <style:paragraph-properties style:vertical-align="bottom" fo:text-align="end"/>
    </style:style>
    <style:style style:family="table-cell" style:name="s42" style:display-name="s42">
      <style:text-properties fo:font-weight="None" fo:font-style="None" fo:font-family="Times New Roman" fo:font-size="10"/>
      <style:paragraph-properties style:vertical-align="bottom" fo:text-align="justify"/>
    </style:style>
    <style:style style:family="table-cell" style:name="s43" style:display-name="s43">
      <style:text-properties fo:font-weight="None" fo:font-style="None" fo:font-family="Times New Roman" fo:font-size="9"/>
      <style:table-cell-properties fo:border-top="1pt solid #000000"/>
    </style:style>
    <style:style style:family="table-cell" style:name="s44" style:display-name="s44">
      <style:text-properties fo:font-weight="None" fo:font-style="None" fo:font-family="Times New Roman" fo:font-size="9.5"/>
    </style:style>
    <style:style style:family="table-cell" style:name="s45" style:display-name="s45">
      <style:text-properties fo:font-weight="None" fo:font-style="None" fo:font-family="Times New Roman" fo:font-size="9.5"/>
      <style:paragraph-properties style:vertical-align="bottom" fo:text-align="end"/>
    </style:style>
    <style:style style:family="table-cell" style:name="s46" style:display-name="s46">
      <style:text-properties fo:font-weight="None" fo:font-style="None" fo:font-family="Times New Roman" fo:font-size="9.5"/>
      <style:table-cell-properties fo:border-left="1pt solid #000000" fo:border-top="1pt solid #000000"/>
    </style:style>
    <style:style style:family="table-cell" style:name="s47" style:display-name="s47">
      <style:text-properties fo:font-weight="None" fo:font-style="None" fo:font-family="Times New Roman" fo:font-size="9.5"/>
      <style:table-cell-properties fo:border-left="1pt solid #000000"/>
    </style:style>
    <style:style style:family="table-cell" style:name="s48" style:display-name="s48">
      <style:text-properties fo:font-weight="None" fo:font-style="None" fo:font-family="Times New Roman" fo:font-size="9.5"/>
      <style:table-cell-properties fo:border-left="1pt solid #000000" fo:border-bottom="1pt solid #000000"/>
    </style:style>
    <style:style style:family="table-cell" style:name="s49" style:display-name="s49">
      <style:text-properties fo:font-weight="None" fo:font-style="None" fo:font-family="Times New Roman" fo:font-size="10"/>
      <style:paragraph-properties style:vertical-align="bottom" fo:text-align="center"/>
    </style:style>
    <style:style style:family="table-cell" style:name="s50" style:display-name="s50">
      <style:text-properties fo:font-weight="None" fo:font-style="None" fo:font-family="Times New Roman" fo:font-size="6.5"/>
      <style:paragraph-properties style:vertical-align="bottom" fo:text-align="center"/>
    </style:style>
    <style:style style:family="table-cell" style:name="s51" style:display-name="s51">
      <style:text-properties fo:font-weight="None" fo:font-style="None" fo:font-family="Times New Roman" fo:font-size="6.5"/>
      <style:table-cell-properties fo:border-right="1pt solid #000000"/>
    </style:style>
    <style:style style:family="table-cell" style:name="s52" style:display-name="s52">
      <style:text-properties fo:font-weight="bold" fo:font-style="None" fo:font-family="Times New Roman" fo:font-size="13"/>
      <style:paragraph-properties style:vertical-align="bottom" fo:text-align="justify"/>
    </style:style>
    <style:style style:family="table-cell" style:name="s53" style:display-name="s53">
      <style:text-properties fo:font-weight="None" fo:font-style="None" fo:font-family="Times New Roman" fo:font-size="6"/>
      <style:paragraph-properties style:vertical-align="middle" fo:text-align="center"/>
    </style:style>
    <style:style style:family="table-cell" style:name="s54" style:display-name="s54">
      <style:text-properties fo:font-weight="None" fo:font-style="None" fo:font-family="Times New Roman" fo:font-size="10"/>
      <style:paragraph-properties style:vertical-align="bottom"/>
    </style:style>
    <style:style style:family="table-cell" style:name="s55" style:display-name="s55">
      <style:text-properties fo:font-weight="None" fo:font-style="None" fo:font-family="Times New Roman" fo:font-size="9.5"/>
      <style:paragraph-properties style:vertical-align="bottom" fo:text-align="center"/>
    </style:style>
    <style:style style:family="table-cell" style:name="s56" style:display-name="s56">
      <style:text-properties fo:font-weight="None" fo:font-style="None" fo:font-family="Times New Roman" fo:font-size="10"/>
    </style:style>
    <style:style style:family="table-cell" style:name="s159" style:display-name="s159">
      <style:text-properties fo:font-weight="None" fo:font-style="None" fo:font-family="Times New Roman" fo:font-size="10"/>
      <style:table-cell-properties fo:border-bottom="1pt solid #000000"/>
      <style:paragraph-properties style:vertical-align="bottom" fo:text-align="end"/>
    </style:style>
    <style:style style:family="table-cell" style:name="s175" style:display-name="s175">
      <style:text-properties fo:font-weight="None" fo:font-style="None" fo:font-family="Times New Roman" fo:font-size="10"/>
      <style:table-cell-properties fo:border-bottom="1pt solid #000000"/>
      <style:paragraph-properties style:vertical-align="bottom"/>
    </style:style>
    <style:style style:family="table-cell" style:name="s177" style:display-name="s177">
      <style:text-properties fo:font-weight="None" fo:font-style="None" fo:font-family="Times New Roman" fo:font-size="10"/>
      <style:table-cell-properties fo:border-bottom="1pt solid #000000"/>
      <style:paragraph-properties style:vertical-align="bottom" fo:text-align="center"/>
    </style:style>
    <style:style style:family="table-cell" style:name="s178" style:display-name="s178">
      <style:text-properties fo:font-weight="None" fo:font-style="None" fo:font-family="Times New Roman" fo:font-size="6"/>
      <style:table-cell-properties fo:border-top="1pt solid #000000"/>
      <style:paragraph-properties style:vertical-align="middle" fo:text-align="center"/>
    </style:style>
    <style:style style:family="table-cell" style:name="s179" style:display-name="s179">
      <style:text-properties fo:font-weight="None" fo:font-style="None" fo:font-family="Times New Roman" fo:font-size="10"/>
      <style:table-cell-properties fo:border-bottom="1pt solid #000000"/>
      <style:paragraph-properties style:vertical-align="bottom" fo:text-align="center"/>
    </style:style>
    <style:style style:family="table-cell" style:name="s181" style:display-name="s181">
      <style:text-properties fo:font-weight="None" fo:font-style="None" fo:font-family="Times New Roman" fo:font-size="9.5"/>
      <style:table-cell-properties fo:border-bottom="1pt solid #000000"/>
      <style:paragraph-properties style:vertical-align="bottom" fo:text-align="center"/>
    </style:style>
    <style:style style:family="table-cell" style:name="s183" style:display-name="s183">
      <style:text-properties fo:font-weight="None" fo:font-style="None" fo:font-family="Times New Roman" fo:font-size="10"/>
      <style:table-cell-properties fo:border-bottom="1pt solid #000000" fo:border-top="1pt solid #000000"/>
      <style:paragraph-properties style:vertical-align="bottom" fo:text-align="center"/>
    </style:style>
    <style:style style:family="table-cell" style:name="s185" style:display-name="s185">
      <style:text-properties fo:font-weight="bold" fo:font-style="None" fo:font-family="Times New Roman" fo:font-size="13"/>
      <style:paragraph-properties style:vertical-align="middle" fo:text-align="end"/>
    </style:style>
    <style:style style:family="table-cell" style:name="s186" style:display-name="s186">
      <style:text-properties fo:font-weight="None" fo:font-style="None" fo:font-family="Times New Roman" fo:font-size="6"/>
      <style:table-cell-properties fo:border-top="1pt solid #000000"/>
      <style:paragraph-properties style:vertical-align="top" fo:text-align="center"/>
    </style:style>
    <style:style style:family="table-cell" style:name="s188" style:display-name="s188">
      <style:text-properties fo:font-weight="None" fo:font-style="None" fo:font-family="Times New Roman" fo:font-size="10"/>
      <style:table-cell-properties fo:border-bottom="1pt solid #000000" fo:border-top="1pt solid #000000"/>
      <style:paragraph-properties style:vertical-align="bottom" fo:text-align="center"/>
    </style:style>
    <style:style style:family="table-cell" style:name="s191" style:display-name="s191">
      <style:text-properties fo:font-weight="None" fo:font-style="None" fo:font-family="Times New Roman" fo:font-size="10"/>
      <style:paragraph-properties style:vertical-align="bottom" fo:text-align="end"/>
    </style:style>
    <style:style style:family="table-cell" style:name="s207" style:display-name="s207">
      <style:text-properties fo:font-weight="None" fo:font-style="None" fo:font-family="Times New Roman" fo:font-size="10"/>
      <style:table-cell-properties fo:border-top="1pt solid #000000"/>
      <style:paragraph-properties style:vertical-align="bottom" fo:text-align="center"/>
    </style:style>
    <style:style style:family="table-cell" style:name="s264" style:display-name="s264">
      <style:text-properties fo:font-weight="None" fo:font-style="None" fo:font-family="Times New Roman" fo:font-size="10"/>
      <style:table-cell-properties fo:border-bottom="1pt solid #000000"/>
      <style:paragraph-properties style:vertical-align="bottom" fo:text-align="start"/>
    </style:style>
    <style:style style:family="table-cell" style:name="s272" style:display-name="s272">
      <style:text-properties fo:font-weight="None" fo:font-style="None" fo:font-family="Times New Roman" fo:font-size="10"/>
      <style:table-cell-properties fo:border-left="1pt solid #000000" fo:border-bottom="1pt solid #000000" fo:border-top="1pt solid #000000"/>
      <style:paragraph-properties style:vertical-align="top" fo:text-align="center"/>
    </style:style>
    <style:style style:family="table-cell" style:name="s280" style:display-name="s280">
      <style:text-properties fo:font-weight="None" fo:font-style="None" fo:font-family="Times New Roman" fo:font-size="10"/>
      <style:table-cell-properties fo:border-bottom="1pt solid #000000"/>
      <style:paragraph-properties style:vertical-align="bottom" fo:text-align="center"/>
    </style:style>
    <style:style style:family="table-cell" style:name="s281" style:display-name="s281">
      <style:text-properties fo:font-weight="None" fo:font-style="None" fo:font-family="Times New Roman" fo:font-size="10"/>
      <style:paragraph-properties style:vertical-align="middle"/>
    </style:style>
    <style:style style:family="table-cell" style:name="s282" style:display-name="s282">
      <style:text-properties fo:font-weight="None" fo:font-style="None" fo:font-family="Times New Roman" fo:font-size="10"/>
      <style:table-cell-properties fo:border-top="1pt solid #000000"/>
      <style:paragraph-properties style:vertical-align="bottom" fo:text-align="center"/>
    </style:style>
    <style:style style:family="table-cell" style:name="s283" style:display-name="s283">
      <style:text-properties fo:font-weight="None" fo:font-style="None" fo:font-family="Times New Roman" fo:font-size="10"/>
      <style:paragraph-properties style:vertical-align="bottom" fo:text-align="end"/>
    </style:style>
    <style:style style:family="table-cell" style:name="s284" style:display-name="s284">
      <style:text-properties fo:font-weight="None" fo:font-style="None" fo:font-family="Times New Roman" fo:font-size="9.5"/>
      <style:paragraph-properties style:vertical-align="top" fo:text-align="justify"/>
    </style:style>
    <style:style style:family="table-cell" style:name="s285" style:display-name="s285">
      <style:text-properties fo:font-weight="None" fo:font-style="None" fo:font-family="Times New Roman" fo:font-size="10"/>
      <style:paragraph-properties style:vertical-align="bottom" fo:text-align="justify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1">
  <office:meta>
    <meta:generator>ODFPY/0.9.6</meta:generator>
  </office:meta>
</office:document-meta>
</file>